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320540DA7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278in" fo:margin-bottom="0in" style:snap-to-layout-grid="false"/>
      <style:text-properties fo:text-transform="uppercase"/>
    </style:style>
    <style:style style:name="P3" style:family="paragraph" style:parent-style-name="Standard">
      <style:paragraph-properties fo:margin-top="0.278in" fo:margin-bottom="0in" style:snap-to-layout-grid="false"/>
    </style:style>
    <style:style style:name="P4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as-char" svg:width="8.252in" svg:height="10.7484in" draw:z-index="0"><draw:image xlink:href="Pictures/100000000000050000000320540DA7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16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_31_1_20_BodyText" style:list-style-name="Outline" style:class="text" style:default-outline-level="1">
      <style:paragraph-properties fo:margin-top="0in" fo:margin-bottom="0.1528in" fo:keep-with-next="always"/>
      <style:text-properties fo:text-transform="uppercase" fo:font-weight="bold" style:font-weight-asian="bold"/>
    </style:style>
    <style:style style:name="Heading_20_2" style:display-name="Heading 2" style:family="paragraph" style:parent-style-name="Standard" style:next-style-name="_31_1_20_BodyText" style:list-style-name="Outline" style:class="text" style:default-outline-level="2">
      <style:paragraph-properties fo:margin-top="0in" fo:margin-bottom="0.1528in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_31_1_20_BodyText" style:list-style-name="Outline" style:class="text" style:default-outline-level="3">
      <style:paragraph-properties fo:margin-top="0in" fo:margin-bottom="0.1528in" fo:keep-with-next="always"/>
    </style:style>
    <style:style style:name="Heading_20_4" style:display-name="Heading 4" style:family="paragraph" style:parent-style-name="Heading_20_3" style:next-style-name="_31_1_20_BodyText" style:list-style-name="Outline" style:class="text" style:default-outline-level="4"/>
    <style:style style:name="Heading_20_5" style:display-name="Heading 5" style:family="paragraph" style:parent-style-name="Heading_20_3" style:next-style-name="Standard" style:list-style-name="Outline" style:class="text" style:default-outline-level="5"/>
    <style:style style:name="Heading_20_6" style:display-name="Heading 6" style:family="paragraph" style:parent-style-name="Heading_20_3" style:next-style-name="_31_1_20_BodyText" style:list-style-name="Outline" style:class="text" style:default-outline-level="6"/>
    <style:style style:name="Heading_20_7" style:display-name="Heading 7" style:family="paragraph" style:parent-style-name="Heading_20_3" style:next-style-name="_31_1_20_BodyText" style:list-style-name="Outline" style:class="text" style:default-outline-level="7"/>
    <style:style style:name="Heading_20_8" style:display-name="Heading 8" style:family="paragraph" style:parent-style-name="Heading_20_3" style:next-style-name="_31_1_20_BodyText" style:list-style-name="Outline" style:class="text" style:default-outline-level="8"/>
    <style:style style:name="Heading_20_9" style:display-name="Heading 9" style:family="paragraph" style:parent-style-name="Heading_20_3" style:next-style-name="_31_1_20_BodyText" style:list-style-name="Outline" style:class="text" style:default-outline-level="9">
      <style:paragraph-properties>
        <style:tab-stops>
          <style:tab-stop style:position="0.25in"/>
        </style:tab-stops>
      </style:paragraph-properties>
    </style:style>
    <style:style style:name="_30_0_20_BodyText" style:display-name="00 BodyText" style:family="paragraph" style:parent-style-name="Standard">
      <style:paragraph-properties fo:margin-top="0in" fo:margin-bottom="0.1528in"/>
    </style:style>
    <style:style style:name="Footer" style:family="paragraph" style:parent-style-name="Standard" style:class="extra">
      <style:paragraph-properties fo:margin-top="0in" fo:margin-bottom="0in"/>
      <style:text-properties fo:font-size="7pt" style:font-size-asian="7pt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_30_2_20_BodyText" style:display-name="02 BodyText" style:family="paragraph" style:parent-style-name="Standard">
      <style:paragraph-properties fo:margin-left="1.8035in" fo:margin-right="0in" fo:margin-top="0in" fo:margin-bottom="0.1528in" fo:text-indent="-1.8035in" style:auto-text-indent="false"/>
    </style:style>
    <style:style style:name="_30_1_20_BodyText" style:display-name="01 BodyText" style:family="paragraph" style:parent-style-name="Standard">
      <style:paragraph-properties fo:margin-left="0.9016in" fo:margin-right="0in" fo:margin-top="0in" fo:margin-bottom="0.1528in" fo:text-indent="-0.9016in" style:auto-text-indent="false"/>
    </style:style>
    <style:style style:name="_31_1_20_BodyText" style:display-name="11 BodyText" style:family="paragraph" style:parent-style-name="Standard">
      <style:paragraph-properties fo:margin-left="0.9016in" fo:margin-right="0in" fo:margin-top="0in" fo:margin-bottom="0.1528in" fo:text-indent="0in" style:auto-text-indent="false"/>
    </style:style>
    <style:style style:name="_32_2_20_BodyText" style:display-name="22 BodyText" style:family="paragraph" style:parent-style-name="Standard">
      <style:paragraph-properties fo:margin-left="1.8035in" fo:margin-right="0in" fo:margin-top="0in" fo:margin-bottom="0.1528in" fo:text-indent="0in" style:auto-text-indent="false"/>
    </style:style>
    <style:style style:name="Bulleted_20_o_20_2" style:display-name="Bulleted o 2" style:family="paragraph" style:parent-style-name="_32_2_20_BodyText" style:list-style-name="WW8StyleNum">
      <style:paragraph-properties fo:margin-left="2.0516in" fo:margin-right="0in" fo:text-indent="-0.248in" style:auto-text-indent="false"/>
    </style:style>
    <style:style style:name="_31_2_20_BodyText" style:display-name="12 BodyText" style:family="paragraph" style:parent-style-name="Standard">
      <style:paragraph-properties fo:margin-left="1.8028in" fo:margin-right="0in" fo:margin-top="0in" fo:margin-bottom="0.1528in" fo:text-indent="-0.9016in" style:auto-text-indent="false"/>
    </style:style>
    <style:style style:name="_32_3_20_BodyText" style:display-name="23 BodyText" style:family="paragraph" style:parent-style-name="Standard">
      <style:paragraph-properties fo:margin-left="2.7047in" fo:margin-right="0in" fo:margin-top="0in" fo:margin-bottom="0.1528in" fo:text-indent="-0.9016in" style:auto-text-indent="false"/>
    </style:style>
    <style:style style:name="_33_3_20_BodyText" style:display-name="33 BodyText" style:family="paragraph" style:parent-style-name="Standard">
      <style:paragraph-properties fo:margin-left="2.7047in" fo:margin-right="0in" fo:margin-top="0in" fo:margin-bottom="0.1528in" fo:text-indent="0in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8898in" style:type="right" style:leader-style="dotted" style:leader-text="."/>
        </style:tab-stops>
      </style:paragraph-properties>
    </style:style>
    <style:style style:name="Bulleted_20_o_20_1" style:display-name="Bulleted o 1" style:family="paragraph" style:parent-style-name="_31_1_20_BodyText" style:list-style-name="WW8StyleNum1">
      <style:paragraph-properties fo:margin-left="1.1492in" fo:margin-right="0in" fo:text-indent="-0.248in" style:auto-text-indent="false"/>
    </style:style>
    <style:style style:name="Bulleted_20_-_20_1" style:display-name="Bulleted - 1" style:family="paragraph" style:parent-style-name="Bulleted_20_o_20_1" style:list-style-name="WW8StyleNum2">
      <style:paragraph-properties fo:margin-top="0in" fo:margin-bottom="0.1528in"/>
    </style:style>
    <style:style style:name="Numbered_20_List_20_0" style:display-name="Numbered List 0" style:family="paragraph" style:parent-style-name="Standard" style:list-style-name="WW8StyleNum3">
      <style:paragraph-properties fo:margin-left="0.9016in" fo:margin-right="0in" fo:margin-top="0in" fo:margin-bottom="0.1528in" fo:text-indent="-0.9016in" style:auto-text-indent="false"/>
    </style:style>
    <style:style style:name="Numbered_20_List_20_1" style:display-name="Numbered List 1" style:family="paragraph" style:parent-style-name="Standard" style:list-style-name="WW8StyleNum4">
      <style:paragraph-properties fo:margin-left="1.1492in" fo:margin-right="0in" fo:margin-top="0in" fo:margin-bottom="0.1528in" fo:text-indent="-0.248in" style:auto-text-indent="false"/>
    </style:style>
    <style:style style:name="Numbered_20_List_20_2" style:display-name="Numbered List 2" style:family="paragraph" style:parent-style-name="Numbered_20_List_20_1">
      <style:paragraph-properties fo:margin-left="2.0516in" fo:margin-right="0in" fo:text-indent="-0.248in" style:auto-text-indent="false"/>
    </style:style>
    <style:style style:name="Bulleted_20_-_20_2" style:display-name="Bulleted - 2" style:family="paragraph" style:parent-style-name="Bulleted_20_o_20_2" style:list-style-name="WW8StyleNum5">
      <style:paragraph-properties fo:margin-top="0in" fo:margin-bottom="0.1528in"/>
    </style:style>
    <style:style style:name="Contents_20_2" style:display-name="Contents 2" style:family="paragraph" style:parent-style-name="Standard" style:next-style-name="Standard" style:class="index">
      <style:paragraph-properties fo:margin-left="0.1654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46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Title_20_Text" style:display-name="Title Text" style:family="paragraph" style:parent-style-name="_30_0_20_BodyText" style:next-style-name="_31_1_20_BodyText">
      <style:text-properties fo:font-weight="bold" style:font-weight-asian="bold"/>
    </style:style>
    <style:style style:name="Document_20_Title" style:display-name="Document Title" style:family="paragraph" style:parent-style-name="Standard">
      <style:paragraph-properties fo:margin-top="1.9445in" fo:margin-bottom="0in"/>
      <style:text-properties fo:font-size="18pt" fo:font-weight="bold" style:font-size-asian="18pt" style:font-weight-asian="bold"/>
    </style:style>
    <style:style style:name="Contents_20_4" style:display-name="Contents 4" style:family="paragraph" style:parent-style-name="Contents_20_3" style:next-style-name="Standard" style:class="index"/>
    <style:style style:name="Contents_20_5" style:display-name="Contents 5" style:family="paragraph" style:parent-style-name="Standard" style:next-style-name="Standard" style:class="index">
      <style:paragraph-properties fo:margin-left="0.611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number text:level="1" style:num-suffix="." style:num-format="1">
        <style:list-level-properties text:min-label-width="0.8862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number text:level="1" style:num-suffix="." style:num-format="1">
        <style:list-level-properties text:min-label-width="0.248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5">
      <text:list-level-style-bullet text:level="1" text:bullet-char="•">
        <style:list-level-properties text:min-label-width="0.248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table:align="left" style:writing-mode="lr-tb"/>
    </style:style>
    <style:style style:name="Table1.A" style:family="table-column">
      <style:table-column-properties style:column-width="3.6069in"/>
    </style:style>
    <style:style style:name="Table1.B" style:family="table-column">
      <style:table-column-properties style:column-width="1.8035in"/>
    </style:style>
    <style:style style:name="Table1.C" style:family="table-column">
      <style:table-column-properties style:column-width="0.9014in"/>
    </style:style>
    <style:style style:name="Table1.D" style:family="table-column">
      <style:table-column-properties style:column-width="0.874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="0in" fo:border="none" style:writing-mode="lr-tb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margin-top="0.278in" fo:margin-bottom="0in" style:snap-to-layout-grid="false"/>
      <style:text-properties fo:text-transform="uppercase"/>
    </style:style>
    <style:style style:name="MP3" style:family="paragraph" style:parent-style-name="Standard">
      <style:paragraph-properties fo:margin-top="0.278in" fo:margin-bottom="0in" style:snap-to-layout-grid="false"/>
    </style:style>
    <style:page-layout style:name="Mpm1">
      <style:page-layout-properties fo:page-width="8.2673in" fo:page-height="11.6925in" style:num-format="1" style:print-orientation="portrait" fo:margin-top="0.3937in" fo:margin-bottom="0.5909in" fo:margin-left="0.7874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752in" fo:margin-bottom="0.5909in" fo:margin-left="0.7874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1"><text:bookmark-start text:name="_934367649"/><text:bookmark-end text:name="_934367649"/></text:p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kia Standard Document Template</dc:title>
    <meta:initial-creator>Uttaravilli Kesava</meta:initial-creator>
    <meta:creation-date>2009-07-28T18:05:00</meta:creation-date>
    <dc:date>2009-08-31T11:07:32</dc:date>
    <meta:print-date>1997-09-02T17:43:00</meta:print-date>
    <meta:editing-cycles>1</meta:editing-cycles>
    <meta:editing-duration>PT00H01M00S</meta:editing-duration>
    <meta:generator>OpenOffice.org/3.0$Unix OpenOffice.org_project/300m15$Build-9379</meta:generator>
    <meta:document-statistic meta:table-count="1" meta:image-count="1" meta:object-count="0" meta:page-count="1" meta:paragraph-count="1" meta:word-count="0" meta:character-count="1"/>
  </office:meta>
</office:document-meta>
</file>